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the following functions:</text:p>
      <text:p text:style-name="Standard"/>
      <text:list xml:id="list1160492570234913358" text:style-name="L1">
        <text:list-item>
          <text:p text:style-name="P1">Grab info from an url</text:p>
        </text:list-item>
        <text:list-item>
          <text:p text:style-name="P1">Extract title from a page (url)</text:p>
        </text:list-item>
        <text:list-item>
          <text:p text:style-name="P1">Extract article paragraph (Summary)</text:p>
        </text:list-item>
        <text:list-item>
          <text:p text:style-name="P1">Extract article heading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15S</meta:editing-duration>
    <meta:editing-cycles>3</meta:editing-cycles>
    <meta:generator>OpenOffice/4.1.14$Win32 OpenOffice.org_project/4114m1$Build-9811</meta:generator>
    <dc:date>2026-01-08T13:53:30.29</dc:date>
    <meta:document-statistic meta:table-count="0" meta:image-count="0" meta:object-count="0" meta:page-count="1" meta:paragraph-count="5" meta:word-count="26" meta:character-count="149"/>
    <meta:user-defined meta:name="Info 1"/>
    <meta:user-defined meta:name="Info 2"/>
    <meta:user-defined meta:name="Info 3"/>
    <meta:user-defined meta:name="Info 4"/>
  </office:meta>
</office:document-meta>
</file>